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ahoma2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21cm" fo:margin-left="0.012cm" fo:margin-right="0.774cm" table:align="margins" style:writing-mode="lr-tb"/>
    </style:style>
    <style:style style:name="Tableau1.A" style:family="table-column">
      <style:table-column-properties style:column-width="9.1cm" style:rel-column-width="39208*"/>
    </style:style>
    <style:style style:name="Tableau1.B" style:family="table-column">
      <style:table-column-properties style:column-width="6.11cm" style:rel-column-width="26327*"/>
    </style:style>
    <style:style style:name="Tableau1.1" style:family="table-row">
      <style:table-row-properties style:min-row-height="3.519cm" fo:keep-together="auto"/>
    </style:style>
    <style:style style:name="Tableau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Standard">
      <style:paragraph-properties style:text-autospace="ideograph-alpha" style:writing-mode="lr-tb">
        <style:tab-stops>
          <style:tab-stop style:position="9.502cm"/>
        </style:tab-stops>
      </style:paragraph-properties>
      <style:text-properties style:font-name="Arial" fo:font-size="12pt" fo:language="fr" fo:country="FR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" style:family="paragraph" style:parent-style-name="Standard">
      <style:paragraph-properties style:text-autospace="none" style:writing-mode="lr-tb">
        <style:tab-stops>
          <style:tab-stop style:position="9.502cm"/>
        </style:tab-stops>
      </style:paragraph-properties>
      <style:text-properties style:font-name="Arial" fo:font-size="12pt" fo:language="fr" fo:country="FR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" style:family="paragraph" style:parent-style-name="Standard">
      <style:paragraph-properties style:writing-mode="lr-tb"/>
      <style:text-properties style:font-name="Arial" officeooo:paragraph-rsid="00171a61"/>
    </style:style>
    <style:style style:name="P4" style:family="paragraph" style:parent-style-name="Standard">
      <style:paragraph-properties style:writing-mode="lr-tb"/>
      <style:text-properties style:font-name="Arial" officeooo:paragraph-rsid="0018dae7"/>
    </style:style>
    <style:style style:name="P5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6" style:family="paragraph" style:parent-style-name="Standard">
      <style:paragraph-properties style:text-autospace="none"/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7" style:family="paragraph" style:parent-style-name="Standard">
      <style:paragraph-properties style:text-autospace="none"/>
      <style:text-properties style:font-name="Arial" fo:font-size="12pt" fo:language="fr" fo:country="FR" officeooo:paragraph-rsid="0010f8f3" style:font-name-asian="Arial" style:font-size-asian="12pt" style:font-name-complex="Arial" style:font-size-complex="12pt"/>
    </style:style>
    <style:style style:name="P8" style:family="paragraph" style:parent-style-name="Standard">
      <style:paragraph-properties style:text-autospace="none"/>
      <style:text-properties style:font-name="Arial" fo:font-size="12pt" fo:language="fr" fo:country="FR" officeooo:rsid="0010f8f3" officeooo:paragraph-rsid="0010f8f3" style:font-name-asian="Arial" style:font-size-asian="12pt" style:font-name-complex="Arial" style:font-size-complex="12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Arial" fo:font-size="12pt" fo:language="fr" fo:country="FR" fo:font-style="italic" style:text-underline-style="solid" style:text-underline-width="auto" style:text-underline-color="font-color" fo:font-weight="normal" officeooo:rsid="001b645f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12pt" fo:language="fr" fo:country="FR" officeooo:paragraph-rsid="001b2822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12pt" fo:language="fr" fo:country="FR" style:letter-kerning="true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12pt" fo:language="fr" fo:country="FR" fo:font-style="normal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3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Arial" fo:font-size="10pt" fo:language="fr" fo:country="FR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5" style:family="paragraph" style:parent-style-name="Standard">
      <style:paragraph-properties style:text-autospace="none"/>
      <style:text-properties style:font-name="Arial" fo:font-size="10pt" fo:language="fr" fo:country="FR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6" style:family="paragraph" style:parent-style-name="Standard">
      <style:paragraph-properties style:text-autospace="none"/>
      <style:text-properties style:font-name="Arial" fo:font-size="10pt" fo:language="fr" fo:country="FR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Arial" fo:font-size="10pt" fo:language="fr" fo:country="FR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P19" style:family="paragraph" style:parent-style-name="Standard">
      <style:paragraph-properties style:text-autospace="none"/>
      <style:text-properties style:font-name="Arial" fo:font-size="11pt" fo:language="fr" fo:country="FR" officeooo:rsid="00223cdf" style:font-name-asian="Arial" style:font-size-asian="11pt" style:font-name-complex="Arial" style:font-size-complex="11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5.953cm"/>
        </style:tab-stops>
      </style:paragraph-properties>
      <style:text-properties style:font-name="Arial" officeooo:paragraph-rsid="00171a61"/>
    </style:style>
    <style:style style:name="P2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style:font-name="Arial" fo:font-size="11pt" fo:language="fr" fo:country="FR" fo:font-style="normal" fo:font-weight="bold" officeooo:paragraph-rsid="00171a61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style:font-name="Arial" fo:font-size="11pt" fo:language="fr" fo:country="FR" fo:font-style="normal" fo:font-weight="bold" officeooo:paragraph-rsid="0018dae7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7.488cm"/>
        </style:tab-stops>
      </style:paragraph-properties>
      <style:text-properties style:font-name="Arial" fo:font-size="11pt" fo:language="fr" fo:country="FR" fo:font-style="normal" fo:font-weight="bold" officeooo:rsid="0018dae7" officeooo:paragraph-rsid="0018dae7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4" style:family="paragraph" style:parent-style-name="Standard">
      <style:paragraph-properties fo:margin-left="7.938cm" fo:margin-right="0cm" fo:text-align="justify" style:justify-single-word="false" fo:text-indent="0cm" style:auto-text-indent="false" style:text-autospace="none"/>
      <style:text-properties style:font-name="Arial" fo:font-size="11pt" fo:language="fr" fo:country="FR" fo:font-style="normal" fo:font-weight="bold" officeooo:paragraph-rsid="00171a61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5" style:family="paragraph" style:parent-style-name="Standard">
      <style:paragraph-properties fo:margin-left="7.938cm" fo:margin-right="0cm" fo:text-align="justify" style:justify-single-word="false" fo:text-indent="0cm" style:auto-text-indent="false" style:text-autospace="none"/>
      <style:text-properties style:font-name="Arial" fo:font-size="11pt" fo:language="fr" fo:country="FR" fo:font-style="normal" fo:font-weight="bold" officeooo:paragraph-rsid="0018dae7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6" style:family="paragraph" style:parent-style-name="Text_20_body">
      <style:paragraph-properties>
        <style:tab-stops>
          <style:tab-stop style:position="9.252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fo:font-weight="bold" style:font-name-asian="Arial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left="-0.026cm" fo:margin-right="0cm" fo:text-align="center" style:justify-single-word="false" fo:text-indent="0cm" style:auto-text-indent="false" style:text-autospace="none">
        <style:tab-stops>
          <style:tab-stop style:position="6.456cm" style:type="center"/>
        </style:tab-stops>
      </style:paragraph-properties>
      <style:text-properties style:font-name="Arial" fo:font-size="11pt" fo:language="fr" fo:country="FR" fo:font-style="normal" fo:font-weight="bold" officeooo:paragraph-rsid="00171a61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9" style:family="paragraph" style:parent-style-name="Standard">
      <style:paragraph-properties fo:margin-left="-0.026cm" fo:margin-right="0cm" fo:text-align="center" style:justify-single-word="false" fo:text-indent="0cm" style:auto-text-indent="false" style:text-autospace="none">
        <style:tab-stops>
          <style:tab-stop style:position="6.456cm" style:type="center"/>
        </style:tab-stops>
      </style:paragraph-properties>
      <style:text-properties style:font-name="Arial" fo:font-size="11pt" fo:language="fr" fo:country="FR" fo:font-style="normal" fo:font-weight="bold" officeooo:paragraph-rsid="0018dae7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1.249cm" style:auto-text-indent="false" style:text-autospace="none"/>
      <style:text-properties style:font-name="Arial" fo:font-size="12pt" fo:language="fr" fo:country="FR" style:letter-kerning="true" style:font-name-asian="Times New Roman" style:font-size-asian="12pt" style:font-name-complex="Times New Roman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text-indent="1.249cm" style:auto-text-indent="false" style:text-autospace="none"/>
      <style:text-properties style:font-name="Arial" fo:font-size="12pt" fo:language="fr" fo:country="FR" officeooo:paragraph-rsid="00165485" style:letter-kerning="true" style:font-name-asian="Times New Roman" style:font-size-asian="12pt" style:font-name-complex="Times New Roman" style:font-size-complex="12pt"/>
    </style:style>
    <style:style style:name="P32" style:family="paragraph" style:parent-style-name="Standard">
      <style:paragraph-properties fo:margin-left="0cm" fo:margin-right="0cm" fo:text-align="start" style:justify-single-word="false" fo:text-indent="1.249cm" style:auto-text-indent="false" style:text-autospace="none"/>
      <style:text-properties style:font-name="Arial" fo:font-size="12pt" fo:language="fr" fo:country="FR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 style:writing-mode="lr-tb"/>
      <style:text-properties style:font-name="Arial" fo:font-size="12pt" fo:language="fr" fo:country="FR" officeooo:paragraph-rsid="00242e92" style:letter-kerning="true" style:font-name-asian="Times New Roman" style:font-size-asian="12pt" style:language-asian="zxx" style:country-asian="none" style:font-name-complex="Times New Roman" style:font-size-complex="12pt"/>
    </style:style>
    <style:style style:name="P34" style:family="paragraph" style:parent-style-name="Standard">
      <style:paragraph-properties fo:margin-left="1.249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ffffff" style:font-name="Arial" fo:font-size="12pt" fo:language="fr" fo:country="FR" fo:font-style="normal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Standard" style:master-page-name="Standard">
      <style:paragraph-properties style:page-number="auto" style:text-autospace="ideograph-alpha" style:writing-mode="lr-tb">
        <style:tab-stops>
          <style:tab-stop style:position="9.502cm"/>
        </style:tab-stops>
      </style:paragraph-properties>
      <style:text-properties style:font-name="Arial" fo:font-size="12pt" fo:language="fr" fo:country="FR" fo:font-style="normal" fo:font-weight="normal" style:font-name-asian="Arial" style:font-size-asian="12pt" style:font-name-complex="Arial" style:font-size-complex="12pt"/>
    </style:style>
    <style:style style:name="T1" style:family="text">
      <style:text-properties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4" style:family="text">
      <style:text-properties fo:language="fr" fo:country="FR" style:font-name-asian="Arial" style:font-name-complex="Arial"/>
    </style:style>
    <style:style style:name="T5" style:family="text">
      <style:text-properties fo:language="fr" fo:country="FR" style:font-name-asian="Times New Roman" style:font-name-complex="Times New Roman"/>
    </style:style>
    <style:style style:name="T6" style:family="text">
      <style:text-properties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officeooo:rsid="000909bc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fo:font-style="normal" fo:font-weight="normal" style:letter-kerning="true" style:font-style-asian="normal" style:font-weight-asian="normal" style:font-style-complex="normal" style:font-weight-complex="normal"/>
    </style:style>
    <style:style style:name="T9" style:family="text">
      <style:text-properties fo:font-size="11pt" fo:language="fr" fo:country="FR" fo:font-style="normal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officeooo:rsid="0010f8f3"/>
    </style:style>
    <style:style style:name="T12" style:family="text">
      <style:text-properties officeooo:rsid="00132531"/>
    </style:style>
    <style:style style:name="T13" style:family="text">
      <style:text-properties officeooo:rsid="0018dae7"/>
    </style:style>
    <style:style style:name="T14" style:family="text">
      <style:text-properties fo:font-size="12pt" fo:language="fr" fo:country="FR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officeooo:rsid="0021fcc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28444d"/>
    </style:style>
    <style:style style:name="T18" style:family="text">
      <style:text-properties officeooo:rsid="002ae756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matricule" text:name="dossier_matricule"/>
        <text:user-field-decl office:value-type="string" office:string-value="dossierpcg66_user_nom_complet" text:name="dossierpcg66_user_nom_complet"/>
        <text:user-field-decl office:value-type="string" office:string-value="qual" text:name="personne_qual"/>
        <text:user-field-decl office:value-type="string" office:string-value="nom" text:name="personne_nom"/>
        <text:user-field-decl office:value-type="string" office:string-value="prenom" text:name="personne_prenom"/>
        <text:user-field-decl office:value-type="string" office:string-value="numvoie" text:name="adresse_numvoie"/>
        <text:user-field-decl office:value-type="string" office:string-value="typevoie" text:name="adresse_libtypevoie"/>
        <text:user-field-decl office:value-type="string" office:string-value="nomvoie" text:name="adresse_nomvoie"/>
        <text:user-field-decl office:value-type="string" office:string-value="complideadr" text:name="adresse_complideadr"/>
        <text:user-field-decl office:value-type="string" office:string-value="compladr" text:name="adresse_compladr"/>
        <text:user-field-decl office:value-type="string" office:string-value="codepos" text:name="adresse_codepos"/>
        <text:user-field-decl office:value-type="string" office:string-value="locaadr" text:name="adresse_nomcom"/>
        <text:user-field-decl office:value-type="string" office:string-value="modeletraitementpcg66_commentaire" text:name="modeletraitementpcg66_commentaire"/>
        <text:user-field-decl office:value-type="string" office:string-value="piecemodeletypecourrierpcg66_name" text:name="piecemodeletypecourrierpcg66_name"/>
        <text:user-field-decl office:value-type="string" office:string-value="traitementpcg66_dateecheance" text:name="traitementpcg66_dateecheance"/>
        <text:user-field-decl office:value-type="string" office:string-value="dossierpcg66_orgpayeur" text:name="dossierpcg66_orgpayeur"/>
      </text:user-field-decls>
      <text:p text:style-name="P35"><text:span text:style-name="T3"><text:s text:c="77"/></text:span><text:span text:style-name="T6">Perpignan,</text:span><text:span text:style-name="T7">le </text:span><text:span text:style-name="T6"><text:s/></text:span><text:span text:style-name="T6"><text:date style:data-style-name="N76" text:date-value="2015-06-29T09:42:13.37">29 juin 2015</text:date></text:span>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Direction des Politiques Sociales</text:p>
            <text:p text:style-name="P8">Pôle Dispositif et Allocation rSa</text:p>
            <text:p text:style-name="P7"><text:span text:style-name="T11">Mission Gestion de </text:span>Allocation</text:p>
            <text:p text:style-name="P7">25, <text:span text:style-name="T12">r</text:span>ue Petite la Monnaie</text:p>
            <text:p text:style-name="P6">66  <text:s/>000 PERPIGNAN</text:p>
            <text:p text:style-name="P13"><text:span text:style-name="T4">Suivi Par  <text:s/>: </text:span><text:span text:style-name="T5"><text:user-field-get text:name="dossierpcg66_user_nom_complet">dossierpcg66_user_nom_complet</text:user-field-get></text:span></text:p>
            <text:p text:style-name="P6">Tél : 04.68.854.854</text:p>
            <text:p text:style-name="P19">du mardi au vendredi de 13h30 à 16h30</text:p>
          </table:table-cell>
          <table:table-cell table:style-name="Tableau1.A1" office:value-type="string">
            <text:p text:style-name="P26"><text:user-field-get text:name="personne_qual">qual</text:user-field-get> <text:user-field-get text:name="personne_nom">nom</text:user-field-get> <text:user-field-get text:name="personne_prenom">prenom</text:user-field-get></text:p>
            <text:p text:style-name="P26"><text:user-field-get text:name="adresse_numvoie">numvoie</text:user-field-get> <text:user-field-get text:name="adresse_libtypevoie">typevoie</text:user-field-get> <text:user-field-get text:name="adresse_nomvoie">nomvoie</text:user-field-get></text:p>
            <text:p text:style-name="P26"><text:user-field-get text:name="adresse_complideadr">complideadr</text:user-field-get></text:p>
            <text:p text:style-name="P26"><text:user-field-get text:name="adresse_compladr">compladr</text:user-field-get></text:p>
            <text:p text:style-name="P27"><text:user-field-get text:name="adresse_codepos">codepos</text:user-field-get> <text:user-field-get text:name="adresse_nomcom">locaadr</text:user-field-get></text:p>
          </table:table-cell>
        </table:table-row>
      </table:table>
      <text:p text:style-name="P2"><text:span text:style-name="T1">Référence : </text:span><text:span text:style-name="T2"><text:user-field-get text:name="dossier_matricule">matricule</text:user-field-get></text:span></text:p>
      <text:p text:style-name="P14"/>
      <text:p text:style-name="P9"/>
      <text:p text:style-name="P15"/>
      <text:p text:style-name="P32"><text:user-field-get text:name="personne_qual">qual</text:user-field-get>,</text:p>
      <text:p text:style-name="P30"/>
      <text:p text:style-name="P30"/>
      <text:p text:style-name="P30">Vous avez demandé ou vous bénéficiez de l'allocation rSa. <text:s/></text:p>
      <text:p text:style-name="P34"><text:user-field-get text:name="dossierpcg66_orgpayeur">dossierpcg66_orgpayeur</text:user-field-get></text:p>
      <text:p text:style-name="P12"/>
      <text:p text:style-name="P10"><text:span text:style-name="T8"><text:tab/></text:span><text:span text:style-name="T8"><text:user-field-get text:name="modeletraitementpcg66_commentaire">modeletraitementpcg66_commentaire</text:user-field-get></text:span></text:p>
      <text:p text:style-name="P11"/>
      <text:p text:style-name="P31"/>
      <text:p text:style-name="P31"/>
      <text:p text:style-name="P31"/>
      <text:p text:style-name="P31"/>
      <text:p text:style-name="P31"/>
      <text:p text:style-name="P33">Nous vous invitons à nous transmettre ces documents dans les plus brefs délais et en tout état de cause, avant le <text:span text:style-name="T16"><text:user-field-get text:name="traitementpcg66_dateecheance">traitementpcg66_dateecheance</text:user-field-get></text:span>. A défaut de réception de ceux-ci dans le délai requis, votre demande serait rejetée ou votre droit suspendu.</text:p>
      <text:p text:style-name="P31"/>
      <text:p text:style-name="P18"><text:span text:style-name="T14"><text:tab/>Je vous prie d'agréer, </text:span><text:span text:style-name="T14"><text:user-field-get text:name="personne_qual">qual</text:user-field-get></text:span><text:span text:style-name="T14">, l’expression de mes sincères salutations.</text:span></text:p>
      <text:p text:style-name="P17"><text:s text:c="15"/></text:p>
      <text:p text:style-name="P16"/>
      <text:section text:style-name="Sect1" text:name="MSA" text:condition="ooow:dossierpcg66_orgpayeur!=&quot;CAF&quot;" text:is-hidden="true" text:display="condition">
        <text:p text:style-name="P21">Pour la Présidente du <text:span text:style-name="T18">Département </text:span>et <text:span text:style-name="T11">p</text:span>ar Délégation</text:p>
        <text:p text:style-name="P20"><text:span text:style-name="T9"><text:tab/> <text:s text:c="3"/></text:span><text:span text:style-name="T10">Le Responsable du Pôle Dispositif et Allocation rSa</text:span></text:p>
        <text:p text:style-name="P24"/>
        <text:p text:style-name="P3"/>
        <text:p text:style-name="P28"><text:tab/>Olivier ESTEVE</text:p>
      </text:section>
      <text:section text:style-name="Sect1" text:name="CAF" text:condition="ooow:dossierpcg66_orgpayeur==&quot;CAF&quot;" text:display="condition">
        <text:p text:style-name="P22">Pour la Présidente du <text:span text:style-name="T15">Département</text:span> et <text:span text:style-name="T11">p</text:span>ar Délégation</text:p>
        <text:p text:style-name="P23"><text:s text:c="70"/>Le Directeur des Politiques Sociales</text:p>
        <text:p text:style-name="P25"/>
        <text:p text:style-name="P4"/>
        <text:p text:style-name="P29"><text:tab/><text:span text:style-name="T13">Françoise I</text:span><text:span text:style-name="T17">L</text:span><text:span text:style-name="T13">LES</text:span></text:p>
      </text:section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ahoma2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fr" fo:country="FR" style:language-asian="fr" style:country-asian="FR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MS Mincho" style:font-name-complex="Arial" style:font-size-complex="14pt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name-complex="Tahoma2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Arial Unicode MS1" style:font-name-complex="Arial" style:font-size-complex="14pt"/>
    </style:style>
    <style:style style:name="WW-caption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_20__28_user_29_" style:display-name="Strong Emphasis (user)" style:family="text">
      <style:text-properties style:use-window-font-color="true" style:font-name="Times New Roman" fo:font-size="12pt" fo:language="fr" fo:country="FR" fo:font-weight="bold" style:font-name-asian="Times New Roman" style:language-asian="zxx" style:country-asian="none" style:font-name-complex="Times New Roman" style:font-size-complex="12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4.022cm" fo:margin-bottom="1.494cm" fo:margin-left="2.501cm" fo:margin-right="2.501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</meta:initial-creator>
    <meta:creation-date>2009-07-22T17:01:00</meta:creation-date>
    <dc:date>2015-06-29T09:42:13.28</dc:date>
    <meta:generator>LibreOffice/3.6$Windows_x86 LibreOffice_project/da8c1e6-fd468f4-454e206-f42a4a9-143cfd</meta:generator>
    <meta:editing-duration>PT2H4M50S</meta:editing-duration>
    <meta:editing-cycles>60</meta:editing-cycles>
    <dc:creator>Régine BOULOC</dc:creator>
    <meta:printed-by>Régine BOULOC</meta:printed-by>
    <meta:print-date>2015-06-10T10:29:05.31</meta:print-date>
    <meta:document-statistic meta:table-count="1" meta:image-count="0" meta:object-count="0" meta:page-count="1" meta:paragraph-count="25" meta:word-count="130" meta:character-count="1065" meta:non-whitespace-character-count="787"/>
  </office:meta>
</office:document-meta>
</file>